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d" officeooo:paragraph-rsid="000e17cd"/>
    </style:style>
    <style:style style:name="P2" style:family="paragraph" style:parent-style-name="Standard">
      <style:text-properties officeooo:rsid="000e5881" officeooo:paragraph-rsid="0010c877"/>
    </style:style>
    <style:style style:name="P3" style:family="paragraph" style:parent-style-name="Standard">
      <style:text-properties officeooo:rsid="000e5881" officeooo:paragraph-rsid="0013535a"/>
    </style:style>
    <style:style style:name="P4" style:family="paragraph" style:parent-style-name="Standard">
      <style:text-properties officeooo:rsid="000e5881" officeooo:paragraph-rsid="00142393"/>
    </style:style>
    <style:style style:name="P5" style:family="paragraph" style:parent-style-name="Standard">
      <style:text-properties officeooo:rsid="000e5881" officeooo:paragraph-rsid="00164016"/>
    </style:style>
    <style:style style:name="P6" style:family="paragraph" style:parent-style-name="Standard">
      <style:text-properties officeooo:rsid="000e5881" officeooo:paragraph-rsid="00194a3d"/>
    </style:style>
    <style:style style:name="P7" style:family="paragraph" style:parent-style-name="Standard">
      <style:text-properties officeooo:rsid="000e5881" officeooo:paragraph-rsid="0019ab9d"/>
    </style:style>
    <style:style style:name="P8" style:family="paragraph" style:parent-style-name="Standard">
      <style:text-properties officeooo:rsid="000e5881" officeooo:paragraph-rsid="001e3ea5"/>
    </style:style>
    <style:style style:name="P9" style:family="paragraph" style:parent-style-name="Standard">
      <style:text-properties officeooo:rsid="000e5881" officeooo:paragraph-rsid="001ffbad"/>
    </style:style>
    <style:style style:name="P10" style:family="paragraph" style:parent-style-name="Standard">
      <style:text-properties officeooo:rsid="000e5881" officeooo:paragraph-rsid="0021a17b"/>
    </style:style>
    <style:style style:name="P11" style:family="paragraph" style:parent-style-name="Standard">
      <style:text-properties officeooo:rsid="000e5881" officeooo:paragraph-rsid="0022fafc"/>
    </style:style>
    <style:style style:name="P12" style:family="paragraph" style:parent-style-name="Standard">
      <style:text-properties officeooo:rsid="000e5881" officeooo:paragraph-rsid="002538fd"/>
    </style:style>
    <style:style style:name="P13" style:family="paragraph" style:parent-style-name="Standard">
      <style:text-properties officeooo:rsid="000e5881" officeooo:paragraph-rsid="00259302"/>
    </style:style>
    <style:style style:name="P14" style:family="paragraph" style:parent-style-name="Standard">
      <style:text-properties officeooo:rsid="000e5881" officeooo:paragraph-rsid="0028cef4"/>
    </style:style>
    <style:style style:name="P15" style:family="paragraph" style:parent-style-name="Standard">
      <style:text-properties officeooo:rsid="000e5881" officeooo:paragraph-rsid="002a5f1e"/>
    </style:style>
    <style:style style:name="P16" style:family="paragraph" style:parent-style-name="Standard">
      <style:text-properties officeooo:rsid="000e5881" officeooo:paragraph-rsid="002c4a0e"/>
    </style:style>
    <style:style style:name="P17" style:family="paragraph" style:parent-style-name="Standard">
      <style:text-properties officeooo:rsid="000e5881" officeooo:paragraph-rsid="002f95b5"/>
    </style:style>
    <style:style style:name="P18" style:family="paragraph" style:parent-style-name="Standard">
      <style:text-properties officeooo:rsid="000e5881" officeooo:paragraph-rsid="0032fcd6"/>
    </style:style>
    <style:style style:name="P19" style:family="paragraph" style:parent-style-name="Standard">
      <style:text-properties officeooo:rsid="000e5881" officeooo:paragraph-rsid="0035477e"/>
    </style:style>
    <style:style style:name="P20" style:family="paragraph" style:parent-style-name="Standard">
      <style:text-properties officeooo:rsid="000e5881" officeooo:paragraph-rsid="0036a3d7"/>
    </style:style>
    <style:style style:name="P21" style:family="paragraph" style:parent-style-name="Standard">
      <style:text-properties officeooo:rsid="000e5881" officeooo:paragraph-rsid="00384ebc"/>
    </style:style>
    <style:style style:name="P22" style:family="paragraph" style:parent-style-name="Standard">
      <style:text-properties officeooo:rsid="00102ba4" officeooo:paragraph-rsid="00102ba4"/>
    </style:style>
    <style:style style:name="P23" style:family="paragraph" style:parent-style-name="Standard">
      <style:text-properties officeooo:rsid="00102ba4" officeooo:paragraph-rsid="0019ab9d"/>
    </style:style>
    <style:style style:name="P24" style:family="paragraph" style:parent-style-name="Standard">
      <style:text-properties officeooo:rsid="00102ba4" officeooo:paragraph-rsid="0036a3d7"/>
    </style:style>
    <style:style style:name="P25" style:family="paragraph" style:parent-style-name="Standard">
      <style:text-properties officeooo:rsid="0010c877" officeooo:paragraph-rsid="0010c877"/>
    </style:style>
    <style:style style:name="P26" style:family="paragraph" style:parent-style-name="Standard">
      <style:text-properties officeooo:rsid="0013535a" officeooo:paragraph-rsid="0013535a"/>
    </style:style>
    <style:style style:name="P27" style:family="paragraph" style:parent-style-name="Standard">
      <style:text-properties officeooo:rsid="00164016" officeooo:paragraph-rsid="00164016"/>
    </style:style>
    <style:style style:name="P28" style:family="paragraph" style:parent-style-name="Standard">
      <style:text-properties officeooo:rsid="00164016" officeooo:paragraph-rsid="0017a3df"/>
    </style:style>
    <style:style style:name="P29" style:family="paragraph" style:parent-style-name="Standard">
      <style:text-properties officeooo:rsid="0017a3df" officeooo:paragraph-rsid="0017a3df"/>
    </style:style>
    <style:style style:name="P30" style:family="paragraph" style:parent-style-name="Standard">
      <style:text-properties officeooo:rsid="0019ab9d" officeooo:paragraph-rsid="0019ab9d"/>
    </style:style>
    <style:style style:name="P31" style:family="paragraph" style:parent-style-name="Standard">
      <style:text-properties officeooo:rsid="001ffbad" officeooo:paragraph-rsid="001ffbad"/>
    </style:style>
    <style:style style:name="P32" style:family="paragraph" style:parent-style-name="Standard">
      <style:text-properties officeooo:rsid="0021a17b" officeooo:paragraph-rsid="0021a17b"/>
    </style:style>
    <style:style style:name="P33" style:family="paragraph" style:parent-style-name="Standard">
      <style:text-properties officeooo:rsid="00384ebc" officeooo:paragraph-rsid="00384ebc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c877" officeooo:paragraph-rsid="0010c877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2ba4" officeooo:paragraph-rsid="00102ba4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2ba4" officeooo:paragraph-rsid="0019ab9d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02ba4" officeooo:paragraph-rsid="001c5cff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17cd" officeooo:paragraph-rsid="000e17cd"/>
    </style:style>
    <style:style style:name="P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3ea5" officeooo:paragraph-rsid="001e3ea5"/>
    </style:style>
    <style:style style:name="P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ffbad" officeooo:paragraph-rsid="001ffbad"/>
    </style:style>
    <style:style style:name="P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5881" officeooo:paragraph-rsid="00194a3d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5881" officeooo:paragraph-rsid="0032fcd6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5881" officeooo:paragraph-rsid="002f95b5"/>
    </style:style>
    <style:style style:name="T1" style:family="text">
      <style:text-properties officeooo:rsid="000e5881"/>
    </style:style>
    <style:style style:name="T2" style:family="text">
      <style:text-properties officeooo:rsid="00102ba4"/>
    </style:style>
    <style:style style:name="T3" style:family="text">
      <style:text-properties officeooo:rsid="0010c877"/>
    </style:style>
    <style:style style:name="T4" style:family="text">
      <style:text-properties officeooo:rsid="0013535a"/>
    </style:style>
    <style:style style:name="T5" style:family="text">
      <style:text-properties officeooo:rsid="00142393"/>
    </style:style>
    <style:style style:name="T6" style:family="text">
      <style:text-properties officeooo:rsid="00164016"/>
    </style:style>
    <style:style style:name="T7" style:family="text">
      <style:text-properties officeooo:rsid="0017a3df"/>
    </style:style>
    <style:style style:name="T8" style:family="text">
      <style:text-properties officeooo:rsid="00194a3d"/>
    </style:style>
    <style:style style:name="T9" style:family="text">
      <style:text-properties officeooo:rsid="001e3ea5"/>
    </style:style>
    <style:style style:name="T10" style:family="text">
      <style:text-properties officeooo:rsid="001ffbad"/>
    </style:style>
    <style:style style:name="T11" style:family="text">
      <style:text-properties officeooo:rsid="0022fafc"/>
    </style:style>
    <style:style style:name="T12" style:family="text">
      <style:text-properties officeooo:rsid="002538fd"/>
    </style:style>
    <style:style style:name="T13" style:family="text">
      <style:text-properties officeooo:rsid="00277df2"/>
    </style:style>
    <style:style style:name="T14" style:family="text">
      <style:text-properties officeooo:rsid="0028cef4"/>
    </style:style>
    <style:style style:name="T15" style:family="text">
      <style:text-properties officeooo:rsid="002a5f1e"/>
    </style:style>
    <style:style style:name="T16" style:family="text">
      <style:text-properties officeooo:rsid="002c4a0e"/>
    </style:style>
    <style:style style:name="T17" style:family="text">
      <style:text-properties officeooo:rsid="002f95b5"/>
    </style:style>
    <style:style style:name="T18" style:family="text">
      <style:text-properties officeooo:rsid="0032fcd6"/>
    </style:style>
    <style:style style:name="T19" style:family="text">
      <style:text-properties officeooo:rsid="0035477e"/>
    </style:style>
    <style:style style:name="T20" style:family="text">
      <style:text-properties officeooo:rsid="0036a3d7"/>
    </style:style>
    <style:style style:name="T21" style:family="text">
      <style:text-properties officeooo:rsid="00384ebc"/>
    </style:style>
    <style:style style:name="T22" style:family="text">
      <style:text-properties officeooo:rsid="00386159"/>
    </style:style>
    <style:style style:name="T23" style:family="text">
      <style:text-properties officeooo:rsid="003a17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rder relations with Canada have never been better.</text:p>
      <text:p text:style-name="P38"/>
      <text:p text:style-name="P23"/>
      <text:p text:style-name="P7">let rec length (l: string list) : int =</text:p>
      <text:p text:style-name="P7"><text:s text:c="2"/>begin match l with</text:p>
      <text:p text:style-name="P7"><text:s text:c="2"/>| [] -&gt; </text:p>
      <text:p text:style-name="P7"><text:s text:c="2"/>| (x :: rest) -&gt; 1 + length rest</text:p>
      <text:p text:style-name="P7"><text:s text:c="2"/>end </text:p>
      <text:p text:style-name="P23"/>
      <text:p text:style-name="P7">let rec <text:span text:style-name="T2">sum</text:span> (l: <text:span text:style-name="T2">int</text:span> list) : int =</text:p>
      <text:p text:style-name="P7"><text:s text:c="2"/>begin match l with</text:p>
      <text:p text:style-name="P7"><text:s text:c="2"/>| [] -&gt; 0</text:p>
      <text:p text:style-name="P7"><text:s text:c="2"/>| (x :: rest) -&gt; <text:span text:style-name="T2">x </text:span>+ <text:span text:style-name="T2">(sum</text:span> rest<text:span text:style-name="T2">)</text:span></text:p>
      <text:p text:style-name="P7"><text:s text:c="2"/>end </text:p>
      <text:p text:style-name="P36">sum [1;2];;</text:p>
      <text:p text:style-name="P23">let test () : bool = </text:p>
      <text:p text:style-name="P23"><text:s text:c="4"/>(sum [] ) = 0</text:p>
      <text:p text:style-name="P23">;; run_test “sum []” test</text:p>
      <text:p text:style-name="P36"/>
      <text:p text:style-name="P30">(* <text:span text:style-name="T9">append</text:span> *)</text:p>
      <text:p text:style-name="P8">let rec <text:span text:style-name="T9">append</text:span> (l: <text:span text:style-name="T2">int</text:span> list) <text:s/><text:span text:style-name="T9">(other: int list)</text:span>: <text:span text:style-name="T9">int list</text:span> =</text:p>
      <text:p text:style-name="P8"><text:s text:c="2"/>begin match l with</text:p>
      <text:p text:style-name="P8"><text:s text:c="2"/>| [] -&gt; <text:span text:style-name="T10">other</text:span></text:p>
      <text:p text:style-name="P8"><text:s text:c="2"/>| (x :: rest) -&gt; <text:span text:style-name="T2">x ::</text:span> <text:span text:style-name="T2">(append</text:span> rest <text:span text:style-name="T10">other)</text:span></text:p>
      <text:p text:style-name="P8"><text:s text:c="2"/>end </text:p>
      <text:p text:style-name="P39"/>
      <text:p text:style-name="P31">(* find name *)</text:p>
      <text:p text:style-name="P31"/>
      <text:p text:style-name="P31">let rec contains_str (l: string list) (name: string) : bool = </text:p>
      <text:p text:style-name="P9"><text:s text:c="2"/>begin match l with</text:p>
      <text:p text:style-name="P9"><text:s text:c="2"/>| [] -&gt; <text:span text:style-name="T10">false</text:span></text:p>
      <text:p text:style-name="P9"><text:s text:c="2"/>| (x ::rest) -&gt; <text:span text:style-name="T10">x = name || contains_str rest name</text:span></text:p>
      <text:p text:style-name="P9"><text:s text:c="2"/>end </text:p>
      <text:p text:style-name="P37"/>
      <text:p text:style-name="P40">contains_str [“a”;”b”] “b”;;</text:p>
      <text:p text:style-name="P40"/>
      <text:p text:style-name="P32">let rec in_both (names1: string list) (names2: string list) : string list =</text:p>
      <text:p text:style-name="P32"><text:s text:c="2"/><text:span text:style-name="T1">begin match </text:span>names1<text:span text:style-name="T1"> with</text:span></text:p>
      <text:p text:style-name="P10"><text:s text:c="2"/>| [] -&gt; <text:span text:style-name="T11">[]</text:span></text:p>
      <text:p text:style-name="P11"><text:s text:c="2"/>| (x ::rest) -&gt; <text:span text:style-name="T11">if contains_str names2 x then x:: in_both rest names2</text:span></text:p>
      <text:p text:style-name="P11"><text:span text:style-name="T11"><text:tab/><text:tab/>else in_both rest names2 </text:span></text:p>
      <text:p text:style-name="P10"><text:s text:c="2"/>end </text:p>
      <text:p text:style-name="P22"/>
      <text:p text:style-name="P22"/>
      <text:p text:style-name="P35"/>
      <text:p text:style-name="P25">(* sort *)</text:p>
      <text:p text:style-name="P2">let rec <text:span text:style-name="T3">is_sorted</text:span> (l: <text:span text:style-name="T2">int</text:span> list) : <text:span text:style-name="T3">bool</text:span> =</text:p>
      <text:p text:style-name="P2"><text:s text:c="2"/>begin match l with</text:p>
      <text:p text:style-name="P2"><text:s text:c="2"/>| [] -&gt; <text:span text:style-name="T3">true</text:span></text:p>
      <text:p text:style-name="P2"><text:s text:c="2"/><text:span text:style-name="T3">| [x] -&gt;true</text:span></text:p>
      <text:p text:style-name="P2"><text:s text:c="2"/>| (x ::<text:span text:style-name="T3">y </text:span>:: rest) -&gt; <text:span text:style-name="T3">(x&lt;=y) &amp;&amp;</text:span> <text:span text:style-name="T2">( is_sorted</text:span> rest<text:span text:style-name="T2">)</text:span></text:p>
      <text:p text:style-name="P2"><text:soft-page-break/><text:s text:c="2"/>end </text:p>
      <text:p text:style-name="P34"/>
      <text:p text:style-name="P26">(*merge sorted lists *)</text:p>
      <text:p text:style-name="P3">let rec <text:span text:style-name="T4">insert</text:span> (l: <text:span text:style-name="T2">int</text:span> list) <text:span text:style-name="T4">(x: int)</text:span> : <text:span text:style-name="T4">int list</text:span> =</text:p>
      <text:p text:style-name="P3"><text:s text:c="2"/>begin match l with</text:p>
      <text:p text:style-name="P3"><text:s text:c="2"/>| [] <text:span text:style-name="T3">-&gt;[</text:span>x]</text:p>
      <text:p text:style-name="P3"><text:s text:c="2"/><text:span text:style-name="T4">| [first] -&gt;if first &lt;= x then [first;x] else [x;first]</text:span></text:p>
      <text:p text:style-name="P4"><text:s text:c="2"/>| <text:span text:style-name="T5">(first::sec::rest) -&gt;if first &lt;=x &amp;&amp; x &lt;= sec then first::x::sec::rest </text:span></text:p>
      <text:p text:style-name="P4"><text:tab/><text:tab/> <text:s text:c="6"/><text:span text:style-name="T6">else if x &lt; first then x::l </text:span></text:p>
      <text:p text:style-name="P4"><text:span text:style-name="T5"><text:tab/><text:tab/> <text:s text:c="6"/>else (first :: (insert (sec::rest) x))</text:span></text:p>
      <text:p text:style-name="P3"><text:s text:c="2"/>end </text:p>
      <text:p text:style-name="P3"/>
      <text:p text:style-name="P5">let rec <text:span text:style-name="T6">merge_sorted</text:span> (l: <text:span text:style-name="T2">int</text:span> list) <text:span text:style-name="T4">(other: int list)</text:span> : <text:span text:style-name="T4">int list</text:span> =</text:p>
      <text:p text:style-name="P5"><text:s text:c="2"/>begin match l with</text:p>
      <text:p text:style-name="P5"><text:s text:c="2"/>| [] <text:span text:style-name="T3">-&gt;other</text:span></text:p>
      <text:p text:style-name="P5"><text:s text:c="2"/><text:span text:style-name="T4">| (first::rest) -&gt;merge_sorted rest (insert other first)</text:span></text:p>
      <text:p text:style-name="P5"><text:s text:c="2"/>end </text:p>
      <text:p text:style-name="P5"/>
      <text:p text:style-name="P27">merge_sorted [2;7] [3;5;11];;</text:p>
      <text:p text:style-name="P28">merge_sorted [<text:span text:style-name="T7">1;2;3</text:span>] [<text:span text:style-name="T7">4</text:span>;5;11];;</text:p>
      <text:p text:style-name="P34"/>
      <text:p text:style-name="P29">(*sublist *)</text:p>
      <text:p text:style-name="P12">let rec <text:span text:style-name="T12">contains</text:span>(<text:span text:style-name="T12">x</text:span>: <text:span text:style-name="T2">int</text:span> ) <text:span text:style-name="T4">(other: int list)</text:span> : <text:span text:style-name="T8">bool</text:span>=</text:p>
      <text:p text:style-name="P12"><text:s text:c="3"/><text:span text:style-name="T12">begin match other with</text:span></text:p>
      <text:p text:style-name="P12"><text:s text:c="3"/><text:span text:style-name="T12">| [] -&gt;false</text:span></text:p>
      <text:p text:style-name="P12"><text:s text:c="3"/><text:span text:style-name="T12">| h::t -&gt;h=x || contains x t</text:span></text:p>
      <text:p text:style-name="P12"><text:s text:c="3"/><text:span text:style-name="T13">end</text:span></text:p>
      <text:p text:style-name="P6"/>
      <text:p text:style-name="P14">let rec <text:span text:style-name="T14">trim</text:span>(<text:span text:style-name="T12">x</text:span>: <text:span text:style-name="T2">int</text:span> ) <text:span text:style-name="T4">(other: int list)</text:span> : <text:span text:style-name="T14">int list</text:span>=</text:p>
      <text:p text:style-name="P14"><text:s text:c="3"/><text:span text:style-name="T12">begin match other with</text:span></text:p>
      <text:p text:style-name="P14"><text:s text:c="3"/><text:span text:style-name="T12">| [] -&gt;[]</text:span></text:p>
      <text:p text:style-name="P15"><text:s text:c="3"/><text:span text:style-name="T12">| h::t -&gt;if h = x then t</text:span></text:p>
      <text:p text:style-name="P14"><text:tab/> <text:s text:c="2"/><text:span text:style-name="T15">else trim x t</text:span></text:p>
      <text:p text:style-name="P14"><text:s text:c="3"/><text:span text:style-name="T13">end</text:span></text:p>
      <text:p text:style-name="P14"/>
      <text:p text:style-name="P6">let rec <text:span text:style-name="T8">sublist</text:span> (l: <text:span text:style-name="T2">int</text:span> list) <text:span text:style-name="T4">(other: int list)</text:span> : <text:span text:style-name="T8">bool</text:span>=</text:p>
      <text:p text:style-name="P6"><text:s text:c="2"/>begin match l with</text:p>
      <text:p text:style-name="P13"><text:s text:c="2"/>| [] <text:span text:style-name="T3">-&gt;true</text:span></text:p>
      <text:p text:style-name="P16"><text:s text:c="2"/><text:span text:style-name="T4">| (first::rest) </text:span><text:s/><text:span text:style-name="T3">-&gt;if (contains first other) then (sublist rest (trim first other))</text:span></text:p>
      <text:p text:style-name="P6"><text:tab/><text:tab/> <text:s/><text:span text:style-name="T16">else false</text:span></text:p>
      <text:p text:style-name="P6"><text:s text:c="2"/>end </text:p>
      <text:p text:style-name="P41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/>
      <text:p text:style-name="P18"><text:soft-page-break/>let rec <text:span text:style-name="T19">nonneg</text:span> (l: <text:span text:style-name="T18">int</text:span> list) : int <text:span text:style-name="T19">list</text:span>=</text:p>
      <text:p text:style-name="P18"><text:s text:c="2"/>begin match l with</text:p>
      <text:p text:style-name="P18"><text:s text:c="2"/>| [] -&gt; <text:span text:style-name="T19">[]</text:span></text:p>
      <text:p text:style-name="P19"><text:s text:c="2"/>| (x :: rest) -&gt; <text:span text:style-name="T18">if (x&gt;= 0) then x</text:span> :: <text:span text:style-name="T19">nonneg</text:span> rest</text:p>
      <text:p text:style-name="P19"><text:tab/><text:tab/><text:span text:style-name="T19">else if x = -999 then []</text:span></text:p>
      <text:p text:style-name="P19"><text:span text:style-name="T18"><text:tab/><text:tab/>else <text:s/>nonneg rest</text:span></text:p>
      <text:p text:style-name="P18"><text:s text:c="2"/>end </text:p>
      <text:p text:style-name="P17"/>
      <text:p text:style-name="P20">let rec length (l: <text:span text:style-name="T21">int</text:span> list) : int =</text:p>
      <text:p text:style-name="P20"><text:s text:c="2"/>begin match l with</text:p>
      <text:p text:style-name="P20"><text:s text:c="2"/>| [] -&gt; <text:span text:style-name="T20">0</text:span></text:p>
      <text:p text:style-name="P20"><text:s text:c="2"/>| (x :: rest) -&gt; 1 + length rest</text:p>
      <text:p text:style-name="P20"><text:s text:c="2"/>end </text:p>
      <text:p text:style-name="P24"/>
      <text:p text:style-name="P20">let rec <text:span text:style-name="T2">sum</text:span> (l: <text:span text:style-name="T2">int</text:span> list) : int =</text:p>
      <text:p text:style-name="P20"><text:s text:c="2"/>begin match l with</text:p>
      <text:p text:style-name="P20"><text:s text:c="2"/>| [] -&gt; 0</text:p>
      <text:p text:style-name="P20"><text:s text:c="2"/>| (x :: rest) -&gt; <text:span text:style-name="T2">x </text:span>+ <text:span text:style-name="T2">(sum</text:span> rest<text:span text:style-name="T2">)</text:span></text:p>
      <text:p text:style-name="P20"><text:s text:c="2"/>end </text:p>
      <text:p text:style-name="P20"/>
      <text:p text:style-name="P17">let rec <text:span text:style-name="T17">rainfall</text:span>(l: <text:span text:style-name="T2">int</text:span> list) : <text:span text:style-name="T17">int</text:span>=</text:p>
      <text:p text:style-name="P17"><text:s text:c="2"/><text:span text:style-name="T20">sum (nonneg l) / length (nonneg l)</text:span></text:p>
      <text:p text:style-name="P43"/>
      <text:p text:style-name="P33">(* permutation *)</text:p>
      <text:p text:style-name="P21">let rec <text:span text:style-name="T21">perm</text:span> (l: <text:span text:style-name="T2">int</text:span> list) <text:span text:style-name="T22">(prefix int list, <text:s/>res :int list list)</text:span> : int <text:span text:style-name="T21">list list</text:span>=</text:p>
      <text:p text:style-name="P21"><text:s text:c="2"/>begin match l with</text:p>
      <text:p text:style-name="P21"><text:s text:c="2"/>| [] -&gt; <text:span text:style-name="T23">res</text:span></text:p>
      <text:p text:style-name="P21"><text:s text:c="2"/>| (x :: rest) -&gt; <text:s/><text:span text:style-name="T22">:: perm rest prefix::x res</text:span></text:p>
      <text:p text:style-name="P21"><text:s text:c="2"/>end </text:p>
      <text:p text:style-name="P21"/>
      <text:p text:style-name="P21"/>
      <text:p text:style-name="P21">...</text:p>
      <text:p text:style-name="P17"/>
      <text:p text:style-name="P17"/>
      <text:p text:style-name="P17"/>
      <text:p text:style-name="P17"/>
      <text:p text:style-name="P6"/>
      <text:p text:style-name="P6"/>
      <text:p text:style-name="P29"/>
      <text:p text:style-name="P25"/>
      <text:p text:style-name="P25"/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9:01:38.610917587</meta:creation-date>
    <dc:date>2020-05-30T17:38:15.332154268</dc:date>
    <meta:editing-duration>PT4H14M1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557" meta:character-count="2725" meta:non-whitespace-character-count="2075"/>
  </office:meta>
</office:document-meta>
</file>